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zekatna</text:p>
          </table:table-cell>
          <table:table-cell table:formula="of:=SQRT(4.3^2+3.3^2)" office:value-type="float" office:value="5.42033209314706" calcext:value-type="float">
            <text:p>5.4203320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26]+[.C24]" office:value-type="float" office:value="5.66963615423092" calcext:value-type="float">
            <text:p>5.669636154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krokwie 5x10cm</text:p>
          </table:table-cell>
          <table:table-cell table:number-columns-repeated="3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/>
          <table:table-cell office:value-type="string" calcext:value-type="string">
            <text:p>kat trapeza od ogrodu</text:p>
          </table:table-cell>
          <table:table-cell table:formula="of:=DEGREES(ATAN(5/3))" office:value-type="float" office:value="59.0362434679265" calcext:value-type="float">
            <text:p>59.0362434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akraglenie do 1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+(5-([.B35]-1)*0.5)/TAN(RADIANS([.$C$33]))" office:value-type="float" office:value="7" calcext:value-type="float">
            <text:p>7</text:p>
          </table:table-cell>
          <table:table-cell table:formula="of:=CEILING([.C35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35:.D56];[.F3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+(5-([.B36]-1)*0.5)/TAN(RADIANS([.$C$33]))" office:value-type="float" office:value="6.7" calcext:value-type="float">
            <text:p>6.7</text:p>
          </table:table-cell>
          <table:table-cell table:formula="of:=CEILING([.C36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36:.D57];[.F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+(5-([.B37]-1)*0.5)/TAN(RADIANS([.$C$33]))" office:value-type="float" office:value="6.4" calcext:value-type="float">
            <text:p>6.4</text:p>
          </table:table-cell>
          <table:table-cell table:formula="of:=CEILING([.C37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37:.D58];[.F3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+(5-([.B38]-1)*0.5)/TAN(RADIANS([.$C$33]))" office:value-type="float" office:value="6.1" calcext:value-type="float">
            <text:p>6.1</text:p>
          </table:table-cell>
          <table:table-cell table:formula="of:=CEILING([.C38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38:.D59];[.F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+(5-([.B39]-1)*0.5)/TAN(RADIANS([.$C$33]))" office:value-type="float" office:value="5.8" calcext:value-type="float">
            <text:p>5.8</text:p>
          </table:table-cell>
          <table:table-cell table:formula="of:=CEILING([.C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+(5-([.B40]-1)*0.5)/TAN(RADIANS([.$C$33]))" office:value-type="float" office:value="5.5" calcext:value-type="float">
            <text:p>5.5</text:p>
          </table:table-cell>
          <table:table-cell table:formula="of:=CEILING([.C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+(5-([.B41]-1)*0.5)/TAN(RADIANS([.$C$33]))" office:value-type="float" office:value="5.2" calcext:value-type="float">
            <text:p>5.2</text:p>
          </table:table-cell>
          <table:table-cell table:formula="of:=CEILING([.C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+(5-([.B42]-1)*0.5)/TAN(RADIANS([.$C$33]))" office:value-type="float" office:value="4.9" calcext:value-type="float">
            <text:p>4.9</text:p>
          </table:table-cell>
          <table:table-cell table:formula="of:=CEILING([.C4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+(5-([.B43]-1)*0.5)/TAN(RADIANS([.$C$33]))" office:value-type="float" office:value="4.6" calcext:value-type="float">
            <text:p>4.6</text:p>
          </table:table-cell>
          <table:table-cell table:formula="of:=CEILING([.C4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+(5-([.B44]-1)*0.5)/TAN(RADIANS([.$C$33]))" office:value-type="float" office:value="4.3" calcext:value-type="float">
            <text:p>4.3</text:p>
          </table:table-cell>
          <table:table-cell table:formula="of:=CEILING([.C4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35:.D44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8-(0.5*([.B49]-1)/TAN(RADIANS(90-[.$C$33])))" office:value-type="float" office:value="8" calcext:value-type="float">
            <text:p>8</text:p>
          </table:table-cell>
          <table:table-cell table:formula="of:=CEILING([.C49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-(0.5*([.B50]-1)/TAN(RADIANS(90-[.$C$33])))" office:value-type="float" office:value="7.16666666666667" calcext:value-type="float">
            <text:p>7.1666666667</text:p>
          </table:table-cell>
          <table:table-cell table:formula="of:=CEILING([.C5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-(0.5*([.B51]-1)/TAN(RADIANS(90-[.$C$33])))" office:value-type="float" office:value="6.33333333333333" calcext:value-type="float">
            <text:p>6.3333333333</text:p>
          </table:table-cell>
          <table:table-cell table:formula="of:=CEILING([.C5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-(0.5*([.B52]-1)/TAN(RADIANS(90-[.$C$33])))" office:value-type="float" office:value="5.5" calcext:value-type="float">
            <text:p>5.5</text:p>
          </table:table-cell>
          <table:table-cell table:formula="of:=CEILING([.C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8-(0.5*([.B53]-1)/TAN(RADIANS(90-[.$C$33])))" office:value-type="float" office:value="4.66666666666667" calcext:value-type="float">
            <text:p>4.6666666667</text:p>
          </table:table-cell>
          <table:table-cell table:formula="of:=CEILING([.C5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-(0.5*([.B54]-1)/TAN(RADIANS(90-[.$C$33])))+3.5" office:value-type="float" office:value="7.33333333333333" calcext:value-type="float">
            <text:p>7.3333333333</text:p>
          </table:table-cell>
          <table:table-cell table:formula="of:=CEILING([.C5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-(0.5*([.B55]-1)/TAN(RADIANS(90-[.$C$33])))+3.5" office:value-type="float" office:value="6.5" calcext:value-type="float">
            <text:p>6.5</text:p>
          </table:table-cell>
          <table:table-cell table:formula="of:=CEILING([.C5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-(0.5*([.B56]-1)/TAN(RADIANS(90-[.$C$33])))+3.5" office:value-type="float" office:value="5.66666666666667" calcext:value-type="float">
            <text:p>5.6666666667</text:p>
          </table:table-cell>
          <table:table-cell table:formula="of:=CEILING([.C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49:.D56]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D59:.D82];[.F5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strzaly</text:p>
          </table:table-cell>
          <table:table-cell table:formula="of:=12*SQRT(2)" office:value-type="float" office:value="16.9705627484771" calcext:value-type="float">
            <text:p>16.9705627485</text:p>
          </table:table-cell>
          <table:table-cell table:formula="of:=CEILING([.C60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zepy 5x12 c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D62:.D83];[.F6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D63:.D84];[.F6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64:.D85];[.F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65:.D86];[.F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66:.D87];[.F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67:.D88];[.F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k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63:.D82])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ach pcv</text:p>
          </table:table-cell>
          <table:table-cell/>
          <table:table-cell office:value-type="string" calcext:value-type="string">
            <text:p>sz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5m pcv trapez dynomiony braz</text:p>
          </table:table-cell>
          <table:table-cell/>
          <table:table-cell table:formula="of:=CEILING(7/1)*CEILING(4.57/2.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0m pcv trapez dynomiony braz</text:p>
          </table:table-cell>
          <table:table-cell/>
          <table:table-cell table:formula="of:=CEILING(3.5/1)*CEILING(1.28/2)+CEILING(7.58/1)*CEILING(3.597/2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Śruba mocująca do płyt falistych i trapezowych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iatrownica</text:p>
          </table:table-cell>
          <table:table-cell office:value-type="string" calcext:value-type="string">
            <text:p>5+3+2 m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siar katowy 16 deg</text:p>
          </table:table-cell>
          <table:table-cell office:value-type="string" calcext:value-type="string">
            <text:p>6mb</text:p>
          </table:table-cell>
          <table:table-cell table:number-columns-repeated="4"/>
        </table:table-row>
      </table:table>
      <table:table table:name="zamowienie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erial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ile jednostek dokladnie</text:p>
          </table:table-cell>
          <table:table-cell table:style-name="ce1" office:value-type="string" calcext:value-type="string">
            <text:p>ile jednostek</text:p>
          </table:table-cell>
          <table:table-cell table:style-name="ce1" office:value-type="string" calcext:value-type="string">
            <text:p>szt potrzebnych</text:p>
          </table:table-cell>
          <table:table-cell table:style-name="ce1" office:value-type="string" calcext:value-type="string">
            <text:p>szt zapas</text:p>
          </table:table-cell>
          <table:table-cell table:style-name="ce1" office:value-type="string" calcext:value-type="string">
            <text:p>szt razem</text:p>
          </table:table-cell>
          <table:table-cell table:style-name="ce1"/>
          <table:table-cell table:style-name="ce1"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belka 10x10cm</text:p>
          </table:table-cell>
          <table:table-cell office:value-type="string" calcext:value-type="string">
            <text:p>mb</text:p>
          </table:table-cell>
          <table:table-cell table:formula="of:=2.74+0.12+0.08"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]+[.G3]" office:value-type="float" office:value="8" calcext:value-type="float">
            <text:p>8</text:p>
          </table:table-cell>
          <table:table-cell/>
          <table:table-cell office:value-type="string" calcext:value-type="string">
            <text:p>na slupy</text:p>
          </table:table-cell>
        </table:table-row>
        <table:table-row table:style-name="ro1">
          <table:table-cell/>
          <table:table-cell office:value-type="string" calcext:value-type="string">
            <text:p>belka 10x10cm</text:p>
          </table:table-cell>
          <table:table-cell office:value-type="string" calcext:value-type="string">
            <text:p>mb</text:p>
          </table:table-cell>
          <table:table-cell table:formula="of:=2+0.12+0.08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4]+[.G4]" office:value-type="float" office:value="6" calcext:value-type="float">
            <text:p>6</text:p>
          </table:table-cell>
          <table:table-cell/>
          <table:table-cell office:value-type="string" calcext:value-type="string">
            <text:p>na slup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ntowka 5x12cm</text:p>
          </table:table-cell>
          <table:table-cell office:value-type="string" calcext:value-type="string">
            <text:p>mb</text:p>
          </table:table-cell>
          <table:table-cell/>
          <table:table-cell table:formula="of:=[Sheet1.F59]" office:value-type="float" office:value="2" calcext:value-type="float">
            <text:p>2</text:p>
          </table:table-cell>
          <table:table-cell table:formula="of:=[Sheet1.G5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]+[.G6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2]" office:value-type="float" office:value="3" calcext:value-type="float">
            <text:p>3</text:p>
          </table:table-cell>
          <table:table-cell table:formula="of:=[Sheet1.G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]+[.G7]" office:value-type="float" office:value="1" calcext:value-type="float">
            <text:p>1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3]" office:value-type="float" office:value="4" calcext:value-type="float">
            <text:p>4</text:p>
          </table:table-cell>
          <table:table-cell table:formula="of:=[Sheet1.G6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8]+[.G8]" office:value-type="float" office:value="6" calcext:value-type="float">
            <text:p>6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4]" office:value-type="float" office:value="5" calcext:value-type="float">
            <text:p>5</text:p>
          </table:table-cell>
          <table:table-cell table:formula="of:=[Sheet1.G6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9]+[.G9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5]" office:value-type="float" office:value="6" calcext:value-type="float">
            <text:p>6</text:p>
          </table:table-cell>
          <table:table-cell table:formula="of:=[Sheet1.G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0]+[.G10]" office:value-type="float" office:value="1" calcext:value-type="float">
            <text:p>1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6]" office:value-type="float" office:value="7" calcext:value-type="float">
            <text:p>7</text:p>
          </table:table-cell>
          <table:table-cell table:formula="of:=[Sheet1.G6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1]+[.G11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7]" office:value-type="float" office:value="8" calcext:value-type="float">
            <text:p>8</text:p>
          </table:table-cell>
          <table:table-cell table:formula="of:=[Sheet1.G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]+[.G12]" office:value-type="float" office:value="2" calcext:value-type="float">
            <text:p>2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ntowka 5x10cm</text:p>
          </table:table-cell>
          <table:table-cell office:value-type="string" calcext:value-type="string">
            <text:p>mb</text:p>
          </table:table-cell>
          <table:table-cell/>
          <table:table-cell table:formula="of:=[Sheet1.F35]" office:value-type="float" office:value="5" calcext:value-type="float">
            <text:p>5</text:p>
          </table:table-cell>
          <table:table-cell table:formula="of:=[Sheet1.G3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4]+[.G14]" office:value-type="float" office:value="4" calcext:value-type="float">
            <text:p>4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6]" office:value-type="float" office:value="6" calcext:value-type="float">
            <text:p>6</text:p>
          </table:table-cell>
          <table:table-cell table:formula="of:=[Sheet1.G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+[.G15]" office:value-type="float" office:value="5" calcext:value-type="float">
            <text:p>5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7]" office:value-type="float" office:value="7" calcext:value-type="float">
            <text:p>7</text:p>
          </table:table-cell>
          <table:table-cell table:formula="of:=[Sheet1.G3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+[.G16]" office:value-type="float" office:value="4" calcext:value-type="float">
            <text:p>4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8]" office:value-type="float" office:value="8" calcext:value-type="float">
            <text:p>8</text:p>
          </table:table-cell>
          <table:table-cell table:formula="of:=[Sheet1.G3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7]+[.G17]" office:value-type="float" office:value="7" calcext:value-type="float">
            <text:p>7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ma drewno</text:p>
          </table:table-cell>
          <table:table-cell table:number-columns-repeated="3"/>
          <table:table-cell table:formula="of:=SUM([.F3:.F17])" office:value-type="float" office:value="46" calcext:value-type="float">
            <text:p>46</text:p>
          </table:table-cell>
          <table:table-cell table:formula="of:=SUM([.G3:.G17])" office:value-type="float" office:value="7" calcext:value-type="float">
            <text:p>7</text:p>
          </table:table-cell>
          <table:table-cell table:formula="of:=SUM([.H3:.H17])" office:value-type="float" office:value="53" calcext:value-type="float">
            <text:p>53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townik GW stalowy 50x50</text:p>
          </table:table-cell>
          <table:table-cell office:value-type="string" calcext:value-type="string">
            <text:p>mb</text:p>
          </table:table-cell>
          <table:table-cell office:value-type="float" office:value="4.84" calcext:value-type="float">
            <text:p>4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5]+[.G25]" office:value-type="float" office:value="1" calcext:value-type="float">
            <text:p>1</text:p>
          </table:table-cell>
          <table:table-cell/>
          <table:table-cell office:value-type="string" calcext:value-type="string">
            <text:p>wzocnienie oczepu</text:p>
          </table:table-cell>
        </table:table-row>
        <table:table-row table:style-name="ro1">
          <table:table-cell/>
          <table:table-cell office:value-type="string" calcext:value-type="string">
            <text:p>katownik GW stalowy 50x50</text:p>
          </table:table-cell>
          <table:table-cell office:value-type="string" calcext:value-type="string">
            <text:p>mb</text:p>
          </table:table-cell>
          <table:table-cell office:value-type="float" office:value="5.66" calcext:value-type="float">
            <text:p>5.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cv</text:p>
          </table:table-cell>
          <table:table-cell table:number-columns-repeated="8"/>
        </table:table-row>
        <table:table-row table:style-name="ro1">
          <table:table-cell/>
          <table:table-cell table:formula="of:=[Sheet1.B92]" office:value-type="string" office:string-value="1.09x2.5m pcv trapez dynomiony braz" calcext:value-type="string">
            <text:p>1.09x2.5m pcv trapez dynomiony braz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Sheet1.D9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4]+[.G34]" office:value-type="float" office:value="15" calcext:value-type="float">
            <text:p>15</text:p>
          </table:table-cell>
          <table:table-cell/>
          <table:table-cell office:value-type="string" calcext:value-type="string">
            <text:p>pcv na daszek</text:p>
          </table:table-cell>
        </table:table-row>
        <table:table-row table:style-name="ro1">
          <table:table-cell/>
          <table:table-cell table:formula="of:=[Sheet1.B93]" office:value-type="string" office:string-value="1.09x2.0m pcv trapez dynomiony braz" calcext:value-type="string">
            <text:p>1.09x2.0m pcv trapez dynomiony braz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Sheet1.D9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35]+[.G3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siar dachowy 16 deg</text:p>
          </table:table-cell>
          <table:table-cell office:value-type="string" calcext:value-type="string">
            <text:p>m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robka blacharska do pcv trapezowych</text:p>
          </table:table-cell>
          <table:table-cell office:value-type="string" calcext:value-type="string">
            <text:p>mb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krety mocujace do plyt pcv</text:p>
          </table:table-cell>
          <table:table-cell office:value-type="string" calcext:value-type="string">
            <text:p>sz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ynny 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ynny</text:p>
          </table:table-cell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laczka rynowa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ko rynnowe lewe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ko rynnowe prawe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oznik zewnetrzn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j spustow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chwyt mocujac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7*2+1+8*2+1+3.5*2+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olano 67.5 deg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4*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ejma rury spustowej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4*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k do obejmy 120mm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[.H5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ra spustowa</text:p>
          </table:table-cell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krety do drewna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Wkręty do drewna z łbem SZEŚCIOKĄTNYM l 140mm d 8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10*5+8*6+4*2+12*4" office:value-type="float" office:value="154" calcext:value-type="float">
            <text:p>154</text:p>
          </table:table-cell>
          <table:table-cell table:formula="of:=CEILING([.F59]*0.1)" office:value-type="float" office:value="16" calcext:value-type="float">
            <text:p>16</text:p>
          </table:table-cell>
          <table:table-cell table:formula="of:=[.F59]+[.G59]" office:value-type="float" office:value="170" calcext:value-type="float">
            <text:p>170</text:p>
          </table:table-cell>
          <table:table-cell/>
          <table:table-cell office:value-type="string" calcext:value-type="string">
            <text:p>mocowanie krokwi</text:p>
          </table:table-cell>
        </table:table-row>
        <table:table-row table:style-name="ro1">
          <table:table-cell/>
          <table:table-cell office:value-type="string" calcext:value-type="string">
            <text:p>Śruby 8.8 l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60]+[.G6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kretki do srob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0]" office:value-type="float" office:value="12" calcext:value-type="float">
            <text:p>12</text:p>
          </table:table-cell>
          <table:table-cell table:formula="of:=[.G60]" office:value-type="float" office:value="3" calcext:value-type="float">
            <text:p>3</text:p>
          </table:table-cell>
          <table:table-cell table:formula="of:=[.F61]+[.G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kladki powiekszane do srub l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2*[.F60]" office:value-type="float" office:value="24" calcext:value-type="float">
            <text:p>24</text:p>
          </table:table-cell>
          <table:table-cell table:formula="of:=2*[.G60]" office:value-type="float" office:value="6" calcext:value-type="float">
            <text:p>6</text:p>
          </table:table-cell>
          <table:table-cell table:formula="of:=[.F62]+[.G6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znik krokwiowy LK1 prawy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24/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63]+[.G63]" office:value-type="float" office:value="14" calcext:value-type="float">
            <text:p>14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lacznik krokwiowy LK2 lewy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3]" office:value-type="float" office:value="12" calcext:value-type="float">
            <text:p>12</text:p>
          </table:table-cell>
          <table:table-cell table:formula="of:=[.G63]" office:value-type="float" office:value="2" calcext:value-type="float">
            <text:p>2</text:p>
          </table:table-cell>
          <table:table-cell table:formula="of:=[.F64]+[.G64]" office:value-type="float" office:value="14" calcext:value-type="float">
            <text:p>14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wkrety do drewna l 6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([.F63]+[.F64])*4" office:value-type="float" office:value="96" calcext:value-type="float">
            <text:p>96</text:p>
          </table:table-cell>
          <table:table-cell table:formula="of:=([.G63]+[.G64])*4+30" office:value-type="float" office:value="46" calcext:value-type="float">
            <text:p>46</text:p>
          </table:table-cell>
          <table:table-cell table:formula="of:=[.F65]+[.G65]" office:value-type="float" office:value="142" calcext:value-type="float">
            <text:p>142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wkrety do drewna l 4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H4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F66]+[.G6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uby 8.8 l 200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67]+[.G67]" office:value-type="float" office:value="4" calcext:value-type="float">
            <text:p>4</text:p>
          </table:table-cell>
          <table:table-cell/>
          <table:table-cell office:value-type="string" calcext:value-type="string">
            <text:p>zlaczenie slupow</text:p>
          </table:table-cell>
        </table:table-row>
        <table:table-row table:style-name="ro1">
          <table:table-cell/>
          <table:table-cell office:value-type="string" calcext:value-type="string">
            <text:p>nakretki do srob l 2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7]" office:value-type="float" office:value="3" calcext:value-type="float">
            <text:p>3</text:p>
          </table:table-cell>
          <table:table-cell table:formula="of:=[.G67]" office:value-type="float" office:value="1" calcext:value-type="float">
            <text:p>1</text:p>
          </table:table-cell>
          <table:table-cell table:formula="of:=[.F68]+[.G68]" office:value-type="float" office:value="4" calcext:value-type="float">
            <text:p>4</text:p>
          </table:table-cell>
          <table:table-cell/>
          <table:table-cell office:value-type="string" calcext:value-type="string">
            <text:p>zlaczenie slupow</text:p>
          </table:table-cell>
        </table:table-row>
        <table:table-row table:style-name="ro1">
          <table:table-cell/>
          <table:table-cell office:value-type="string" calcext:value-type="string">
            <text:p>podkladki powiekszane do srub l 2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8]" office:value-type="float" office:value="3" calcext:value-type="float">
            <text:p>3</text:p>
          </table:table-cell>
          <table:table-cell table:formula="of:=[.G68]" office:value-type="float" office:value="1" calcext:value-type="float">
            <text:p>1</text:p>
          </table:table-cell>
          <table:table-cell table:formula="of:=[.F69]+[.G6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ątownik z przetłoczeniem KP1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ątownik szeroki KS2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3:40:38.560318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4-08T17:04:37.518568163</dc:date>
    <dc:creator>Rafał Jakubczyk</dc:creator>
    <meta:editing-duration>PT5H22M3S</meta:editing-duration>
    <meta:editing-cycles>11</meta:editing-cycles>
    <meta:generator>LibreOffice/5.1.6.2$Linux_X86_64 LibreOffice_project/10m0$Build-2</meta:generator>
    <meta:document-statistic meta:table-count="2" meta:cell-count="399" meta:object-count="0"/>
  </office:meta>
</office:document-meta>
</file>